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1.1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Test</text:p>
          </table:table-cell>
          <table:table-cell table:style-name="Default" office:value-type="string" calcext:value-type="string">
            <text:p>Run 1</text:p>
          </table:table-cell>
          <table:table-cell table:style-name="Default" office:value-type="string" calcext:value-type="string">
            <text:p>Run 2</text:p>
          </table:table-cell>
          <table:table-cell table:style-name="Default" office:value-type="string" calcext:value-type="string">
            <text:p>Run 3</text:p>
          </table:table-cell>
          <table:table-cell table:style-name="Default" office:value-type="string" calcext:value-type="string">
            <text:p>Run 4</text:p>
          </table:table-cell>
          <table:table-cell table:style-name="Default" office:value-type="string" calcext:value-type="string">
            <text:p>Run 5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6 Nodes 3 Edges</text:p>
          </table:table-cell>
          <table:table-cell table:style-name="Default" office:value-type="float" office:value="0.0193645" calcext:value-type="float">
            <text:p>0.0193645</text:p>
          </table:table-cell>
          <table:table-cell table:style-name="Default" office:value-type="float" office:value="0.0179064" calcext:value-type="float">
            <text:p>0.0179064</text:p>
          </table:table-cell>
          <table:table-cell table:style-name="Default" office:value-type="float" office:value="0.0178582" calcext:value-type="float">
            <text:p>0.0178582</text:p>
          </table:table-cell>
          <table:table-cell table:style-name="Default" office:value-type="float" office:value="0.0190612" calcext:value-type="float">
            <text:p>0.0190612</text:p>
          </table:table-cell>
          <table:table-cell table:style-name="Default" office:value-type="float" office:value="0.0192287" calcext:value-type="float">
            <text:p>0.0192287</text:p>
          </table:table-cell>
          <table:table-cell table:formula="of:=SUM([.B2:.F2])" office:value-type="float" office:value="0.093419" calcext:value-type="float">
            <text:p>0.093419</text:p>
          </table:table-cell>
        </table:table-row>
        <table:table-row table:style-name="ro1">
          <table:table-cell office:value-type="string" calcext:value-type="string">
            <text:p>7 Node 6 Edges</text:p>
          </table:table-cell>
          <table:table-cell table:style-name="Default" office:value-type="float" office:value="0.183214" calcext:value-type="float">
            <text:p>0.183214</text:p>
          </table:table-cell>
          <table:table-cell table:style-name="Default" office:value-type="float" office:value="0.183177" calcext:value-type="float">
            <text:p>0.183177</text:p>
          </table:table-cell>
          <table:table-cell table:style-name="Default" office:value-type="float" office:value="0.183872" calcext:value-type="float">
            <text:p>0.183872</text:p>
          </table:table-cell>
          <table:table-cell table:style-name="Default" office:value-type="float" office:value="0.183494" calcext:value-type="float">
            <text:p>0.183494</text:p>
          </table:table-cell>
          <table:table-cell table:style-name="Default" office:value-type="float" office:value="0.184481" calcext:value-type="float">
            <text:p>0.184481</text:p>
          </table:table-cell>
          <table:table-cell table:formula="of:=SUM([.B3:.F3])" office:value-type="float" office:value="0.918238" calcext:value-type="float">
            <text:p>0.918238</text:p>
          </table:table-cell>
        </table:table-row>
        <table:table-row table:style-name="ro1">
          <table:table-cell office:value-type="string" calcext:value-type="string">
            <text:p>6 Nodes 1 Edge</text:p>
          </table:table-cell>
          <table:table-cell office:value-type="float" office:value="0.000019127" calcext:value-type="float">
            <text:p>1.91E-05</text:p>
          </table:table-cell>
          <table:table-cell office:value-type="float" office:value="0.000030084" calcext:value-type="float">
            <text:p>3.01E-05</text:p>
          </table:table-cell>
          <table:table-cell office:value-type="float" office:value="0.0000191" calcext:value-type="float">
            <text:p>1.91E-05</text:p>
          </table:table-cell>
          <table:table-cell office:value-type="float" office:value="0.000017163" calcext:value-type="float">
            <text:p>1.72E-05</text:p>
          </table:table-cell>
          <table:table-cell office:value-type="float" office:value="0.00003042" calcext:value-type="float">
            <text:p>3.04E-05</text:p>
          </table:table-cell>
          <table:table-cell table:formula="of:=SUM([.B4:.F4])" office:value-type="float" office:value="0.000115894" calcext:value-type="float">
            <text:p>0.000115894</text:p>
          </table:table-cell>
        </table:table-row>
        <table:table-row table:style-name="ro1">
          <table:table-cell office:value-type="string" calcext:value-type="string">
            <text:p>8 Nodes 4 Edges</text:p>
          </table:table-cell>
          <table:table-cell office:value-type="float" office:value="0.000009439" calcext:value-type="float">
            <text:p>9.44E-06</text:p>
          </table:table-cell>
          <table:table-cell office:value-type="float" office:value="0.000009612" calcext:value-type="float">
            <text:p>9.61E-06</text:p>
          </table:table-cell>
          <table:table-cell office:value-type="float" office:value="0.000009559" calcext:value-type="float">
            <text:p>9.56E-06</text:p>
          </table:table-cell>
          <table:table-cell office:value-type="float" office:value="0.000009224" calcext:value-type="float">
            <text:p>9.22E-06</text:p>
          </table:table-cell>
          <table:table-cell office:value-type="float" office:value="0.00000949" calcext:value-type="float">
            <text:p>9.49E-06</text:p>
          </table:table-cell>
          <table:table-cell table:formula="of:=SUM([.B5:.F5])" office:value-type="float" office:value="0.000047324" calcext:value-type="float">
            <text:p>4.7324E-05</text:p>
          </table:table-cell>
        </table:table-row>
        <table:table-row table:style-name="ro1">
          <table:table-cell office:value-type="string" calcext:value-type="string">
            <text:p>7 Nodes 4 Edges</text:p>
          </table:table-cell>
          <table:table-cell office:value-type="float" office:value="0.000008459" calcext:value-type="float">
            <text:p>8.46E-06</text:p>
          </table:table-cell>
          <table:table-cell office:value-type="float" office:value="0.000008295" calcext:value-type="float">
            <text:p>8.30E-06</text:p>
          </table:table-cell>
          <table:table-cell office:value-type="float" office:value="0.000008797" calcext:value-type="float">
            <text:p>8.80E-06</text:p>
          </table:table-cell>
          <table:table-cell office:value-type="float" office:value="0.000008498" calcext:value-type="float">
            <text:p>8.50E-06</text:p>
          </table:table-cell>
          <table:table-cell office:value-type="float" office:value="8.378" calcext:value-type="float">
            <text:p>8.38E+00</text:p>
          </table:table-cell>
          <table:table-cell table:formula="of:=SUM([.B6:.F6])" office:value-type="float" office:value="8.378034049" calcext:value-type="float">
            <text:p>8.378034049</text:p>
          </table:table-cell>
        </table:table-row>
        <table:table-row table:style-name="ro1">
          <table:table-cell office:value-type="string" calcext:value-type="string">
            <text:p>6 Nodes 5 edges</text:p>
          </table:table-cell>
          <table:table-cell office:value-type="float" office:value="0.000008533" calcext:value-type="float">
            <text:p>8.53E-06</text:p>
          </table:table-cell>
          <table:table-cell office:value-type="float" office:value="0.000008495" calcext:value-type="float">
            <text:p>8.50E-06</text:p>
          </table:table-cell>
          <table:table-cell office:value-type="float" office:value="0.000008436" calcext:value-type="float">
            <text:p>8.44E-06</text:p>
          </table:table-cell>
          <table:table-cell office:value-type="float" office:value="0.000008463" calcext:value-type="float">
            <text:p>8.46E-06</text:p>
          </table:table-cell>
          <table:table-cell office:value-type="float" office:value="0.000008435" calcext:value-type="float">
            <text:p>8.44E-06</text:p>
          </table:table-cell>
          <table:table-cell table:formula="of:=SUM([.B7:.F7])" office:value-type="float" office:value="0.000042362" calcext:value-type="float">
            <text:p>4.2362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20:36:58.064621381</meta:creation-date>
    <dc:date>2019-05-12T20:54:57.742819024</dc:date>
    <meta:editing-duration>PT6M59S</meta:editing-duration>
    <meta:editing-cycles>1</meta:editing-cycles>
    <meta:document-statistic meta:table-count="1" meta:cell-count="49" meta:object-count="0"/>
    <meta:generator>LibreOffice/6.0.7.3$Linux_X86_64 LibreOffice_project/00m0$Build-3</meta:generator>
  </office:meta>
</office:document-meta>
</file>